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ource.removeSourceProperty( String uri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ource.ge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cancel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mak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canCancel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SourceProperty( String uri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ource.RepositorySource( final String prefix , final ModifiableTraversableSource delegate , final SourceDescriptor descriptor , final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Source.setSourceProperty(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Chi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Sourc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Source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